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AFE3858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fr1" style:family="graphic" style:parent-style-name="Frame">
      <style:graphic-properties style:vertical-pos="top" style:vertical-rel="paragraph-content" style:horizontal-pos="left" style:horizontal-rel="paragraph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框1" text:anchor-type="paragraph" svg:width="4.106cm" draw:z-index="0"><draw:text-box fo:min-height="3.757cm"><text:p text:style-name="Frame_20_contents"><text:placeholder text:placeholder-type="image">&lt;$image1&gt;</text:placeholder></text:p></draw:text-box></draw:frame><draw:frame draw:style-name="fr2" draw:name="图形1" text:anchor-type="paragraph" svg:width="3.612cm" svg:height="3.612cm" draw:z-index="1"><draw:image xlink:href="Pictures/100002010000008000000080AFE3858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2M25S</meta:editing-duration>
    <meta:editing-cycles>18</meta:editing-cycles>
    <meta:generator>OpenOffice.org/3.2$Win32 OpenOffice.org_project/320m12$Build-9483</meta:generator>
    <dc:date>2010-08-30T16:18:14.53</dc:date>
    <meta:document-statistic meta:table-count="0" meta:image-count="1" meta:object-count="0" meta:page-count="1" meta:paragraph-count="1" meta:word-count="1" meta:character-count="9"/>
    <meta:user-defined meta:name="Info 1"/>
    <meta:user-defined meta:name="Info 2"/>
    <meta:user-defined meta:name="Info 3"/>
    <meta:user-defined meta:name="Info 4"/>
  </office:meta>
</office:document-meta>
</file>